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78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2.4075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2.3882in"/>
    </style:style>
    <style:style style:name="co6" style:family="table-column">
      <style:table-column-properties fo:break-before="auto" style:column-width="5.1862in"/>
    </style:style>
    <style:style style:name="co7" style:family="table-column">
      <style:table-column-properties fo:break-before="auto" style:column-width="4.79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name-asian="DejaVu Sans" style:font-size-asian="13pt" style:font-name-complex="Noto Sans Arabic" style:font-size-complex="13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0000" style:font-name="Ubuntu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00a933" style:font-name="Ubuntu"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bb" style:font-name="Ubuntu"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00" style:font-name="Ubuntu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c9211e" style:font-name="Ubuntu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00" style:text-outline="false" style:text-line-through-style="none" style:text-line-through-type="none" style:font-name="Ubuntu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Noto Sans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wrap-option="wrap"/>
      <style:text-properties fo:color="#0100a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number-columns-repeated="7" table:default-cell-style-name="Default"/>
        <table:table-column table:style-name="co8" table:number-columns-repeated="16370" table:default-cell-style-name="ce34"/>
        <table:table-row table:style-name="ro1">
          <table:table-cell table:style-name="ce1" office:value-type="string" calcext:value-type="string">
            <text:p>Date</text:p>
          </table:table-cell>
          <table:table-cell table:style-name="ce22" office:value-type="string" calcext:value-type="string">
            <text:p>Website</text:p>
          </table:table-cell>
          <table:table-cell table:style-name="ce22" office:value-type="string" calcext:value-type="string">
            <text:p>Problem Name</text:p>
          </table:table-cell>
          <table:table-cell table:style-name="ce22" office:value-type="string" calcext:value-type="string">
            <text:p>Rating</text:p>
          </table:table-cell>
          <table:table-cell table:style-name="ce22" office:value-type="string" calcext:value-type="string">
            <text:p>Cursed Technique</text:p>
          </table:table-cell>
          <table:table-cell table:style-name="ce22" office:value-type="string" calcext:value-type="string">
            <text:p>Problem link</text:p>
          </table:table-cell>
          <table:table-cell table:style-name="ce22" office:value-type="string" calcext:value-type="string">
            <text:p>NOTE</text:p>
          </table:table-cell>
          <table:table-cell table:number-columns-repeated="7"/>
          <table:table-cell table:style-name="ce22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Find 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23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Getting Poin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problemset/problem/1902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Forming Triang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fix sum + Math</text:p>
          </table:table-cell>
          <table:table-cell office:value-type="string" calcext:value-type="string">
            <text:p>https://codeforces.com/problemset/problem/1922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A_Balanced Problemse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925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Three Activiti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Brute force</text:p>
          </table:table-cell>
          <table:table-cell office:value-type="string" calcext:value-type="string">
            <text:p>https://codeforces.com/contest/1914/problem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Ques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14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E2. Game with Marbels (Hard Version)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914/problem/E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Rock and Lev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t mask</text:p>
          </table:table-cell>
          <table:table-cell office:value-type="string" calcext:value-type="string">
            <text:p>https://codeforces.com/problemset/problem/1420/B</text:p>
          </table:table-cell>
          <table:table-cell office:value-type="string" calcext:value-type="string">
            <text:p>Same last bit er 2 ta number er &amp; xor er cheye boro hob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Cat Cyc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487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M arrays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Number Theory (Mod)</text:p>
          </table:table-cell>
          <table:table-cell office:value-type="string" calcext:value-type="string">
            <text:p>https://codeforces.com/problemset/problem/1497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Flip the bi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+ Prefix sum</text:p>
          </table:table-cell>
          <table:table-cell office:value-type="string" calcext:value-type="string">
            <text:p>https://codeforces.com/problemset/problem/1504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E. Scuz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742/E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E. Binary Deque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Prefix sum + Two pointer</text:p>
          </table:table-cell>
          <table:table-cell office:value-type="string" calcext:value-type="string">
            <text:p>https://codeforces.com/problemset/problem/1692/E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Coprime</text:p>
          </table:table-cell>
          <table:table-cell office:value-type="float" office:value="1100" calcext:value-type="float">
            <text:p>1100</text:p>
          </table:table-cell>
          <table:table-cell table:style-name="ce39" office:value-type="string" calcext:value-type="string">
            <text:p>Number Theory + Bruteforce</text:p>
          </table:table-cell>
          <table:table-cell office:value-type="string" calcext:value-type="string">
            <text:p>https://codeforces.com/contest/1742/problem/D</text:p>
          </table:table-cell>
          <table:table-cell office:value-type="string" calcext:value-type="string">
            <text:p>***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Pair of topic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324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A-B-C Sort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674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Double sor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https://codeforces.com/contest/1681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Turtle Tenacity: Continual Mo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contest/1933/problem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Penalt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553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Plus Minus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872/problem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Equaliz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928/problem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Young Explo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355/problem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A. Jellyfish and Gam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Game</text:p>
          </table:table-cell>
          <table:table-cell office:value-type="string" calcext:value-type="string">
            <text:p>https://codeforces.com/contest/1874/problem/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Removing Smallest Multiples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Seive Concept</text:p>
          </table:table-cell>
          <table:table-cell office:value-type="string" calcext:value-type="string">
            <text:p>https://codeforces.com/contest/1734/problem/C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A. Split the Multise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<text:a xlink:href="https://codeforces.com/contest/1988/problem/A" xlink:type="simple">https://codeforces.com/contest/1988/problem/A</text:a>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Make Majority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988/problem/B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Increasing Sequence with Fixed OR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Bitmask + Constructive Algorithm</text:p>
          </table:table-cell>
          <table:table-cell office:value-type="string" calcext:value-type="string">
            <text:p><text:a xlink:href="https://codeforces.com/contest/1988/problem/C" xlink:type="simple">https://codeforces.com/contest/1988/problem/C</text:a>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Training Before the Olympi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nstructive Algorithm + Prefix sum</text:p>
          </table:table-cell>
          <table:table-cell office:value-type="string" calcext:value-type="string">
            <text:p>https://codeforces.com/problemset/problem/1916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Super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table:style-name="ce46" office:value-type="string" calcext:value-type="string">
            <text:p>https://codeforces.com/problemset/problem/1822/D</text:p>
          </table:table-cell>
          <table:table-cell office:value-type="string" calcext:value-type="string">
            <text:p>Revis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Delete two elemen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 + Map</text:p>
          </table:table-cell>
          <table:table-cell office:value-type="string" calcext:value-type="string">
            <text:p>https://codeforces.com/contest/1598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Fibonaccharsi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https://codeforces.com/contest/1853/problem/B</text:p>
          </table:table-cell>
          <table:table-cell table:style-name="Default" office:value-type="string" calcext:value-type="string">
            <text:p>##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Contrust valu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832/problem/C</text:p>
          </table:table-cell>
          <table:table-cell office:value-type="string" calcext:value-type="string">
            <text:p>Revis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Stand-up Comedia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 + Math</text:p>
          </table:table-cell>
          <table:table-cell office:value-type="string" calcext:value-type="string">
            <text:p>https://codeforces.com/contest/1792/problem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Vika and the Bridge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Sorting + Constructive Algorithm</text:p>
          </table:table-cell>
          <table:table-cell office:value-type="string" calcext:value-type="string">
            <text:p>https://codeforces.com/problemset/problem/1848/B</text:p>
          </table:table-cell>
          <table:table-cell office:value-type="string" calcext:value-type="string">
            <text:p>***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Dora and Search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wo pointer + Constructive Algorithm</text:p>
          </table:table-cell>
          <table:table-cell office:value-type="string" calcext:value-type="string">
            <text:p>https://codeforces.com/problemset/problem/1793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E. Mirror Gri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text:s/></text:p>
          </table:table-cell>
          <table:table-cell office:value-type="string" calcext:value-type="string">
            <text:p>https://codeforces.com/problemset/problem/1703/E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Andrew and ston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1637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Swap gam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https://codeforces.com/problemset/problem/1747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table:style-name="ce35" office:value-type="string" calcext:value-type="string">
            <text:p>D. Find the Different Ones!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fix sum + Queries</text:p>
          </table:table-cell>
          <table:table-cell office:value-type="string" calcext:value-type="string">
            <text:p>https://codeforces.com/problemset/problem/1927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E. Romantic Glasses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Prefix sum + Map</text:p>
          </table:table-cell>
          <table:table-cell office:value-type="string" calcext:value-type="string">
            <text:p>https://codeforces.com/problemset/problem/1915/E</text:p>
          </table:table-cell>
          <table:table-cell office:value-type="string" calcext:value-type="string">
            <text:p>Yt *** New Techniqu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Particles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44/C</text:p>
          </table:table-cell>
          <table:table-cell office:value-type="string" calcext:value-type="string">
            <text:p>Yt *** <text:s/>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Reverse Binary str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437/B</text:p>
          </table:table-cell>
          <table:table-cell office:value-type="string" calcext:value-type="string">
            <text:p>Yt <text:s text:c="2"/>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Build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 + Constructive Algorithm</text:p>
          </table:table-cell>
          <table:table-cell office:value-type="string" calcext:value-type="string">
            <text:p>https://codeforces.com/problemset/problem/1713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SES</text:p>
          </table:table-cell>
          <table:table-cell office:value-type="string" calcext:value-type="string">
            <text:p>Sum of Divisors</text:p>
          </table:table-cell>
          <table:table-cell/>
          <table:table-cell office:value-type="string" calcext:value-type="string">
            <text:p>Number Theory </text:p>
          </table:table-cell>
          <table:table-cell office:value-type="string" calcext:value-type="string">
            <text:p>https://cses.fi/problemset/task/1082</text:p>
          </table:table-cell>
          <table:table-cell office:value-type="string" calcext:value-type="string">
            <text:p>New Techniqu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Make it Goo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385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Divide and Equalize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81/D</text:p>
          </table:table-cell>
          <table:table-cell office:value-type="string" calcext:value-type="string">
            <text:p>Yt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F. We are both Children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50/F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Common Devisors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GCD + Divisors</text:p>
          </table:table-cell>
          <table:table-cell office:value-type="string" calcext:value-type="string">
            <text:p>https://codeforces.com/contest/1203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Divisors Chai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itmask <text:s/></text:p>
          </table:table-cell>
          <table:table-cell office:value-type="string" calcext:value-type="string">
            <text:p>https://codeforces.com/contest/1864/problem/C</text:p>
          </table:table-cell>
          <table:table-cell office:value-type="string" calcext:value-type="string">
            <text:p>***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Matching Number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788/C</text:p>
          </table:table-cell>
          <table:table-cell office:value-type="string" calcext:value-type="string">
            <text:p>Yt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Make it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10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F. Greetings ***</text:p>
          </table:table-cell>
          <table:table-cell office:value-type="float" office:value="1500" calcext:value-type="float">
            <text:p>1500</text:p>
          </table:table-cell>
          <table:table-cell table:style-name="ce39" office:value-type="string" calcext:value-type="string">
            <text:p>Sorting + Divide and Conquer</text:p>
          </table:table-cell>
          <table:table-cell office:value-type="string" calcext:value-type="string">
            <text:p>https://codeforces.com/contest/1915/problem/F</text:p>
          </table:table-cell>
          <table:table-cell office:value-type="string" calcext:value-type="string">
            <text:p>Yt *** 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Game with Multiset **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Bitmask **</text:p>
          </table:table-cell>
          <table:table-cell office:value-type="string" calcext:value-type="string">
            <text:p>https://codeforces.com/problemset/problem/1913/C</text:p>
          </table:table-cell>
          <table:table-cell office:value-type="string" calcext:value-type="string">
            <text:p>Hin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Vertical Paths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problemset/problem/1675/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Get an Even String</text:p>
          </table:table-cell>
          <table:table-cell office:value-type="float" office:value="1300" calcext:value-type="float">
            <text:p>1300</text:p>
          </table:table-cell>
          <table:table-cell table:style-name="ce41" office:value-type="string" calcext:value-type="string">
            <text:p>String + Greedy</text:p>
          </table:table-cell>
          <table:table-cell office:value-type="string" calcext:value-type="string">
            <text:p>https://codeforces.com/contest/1660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Pleasents Pai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eive Concept</text:p>
          </table:table-cell>
          <table:table-cell office:value-type="string" calcext:value-type="string">
            <text:p>https://codeforces.com/problemset/problem/1541/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Differential Sort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 + Greedy</text:p>
          </table:table-cell>
          <table:table-cell office:value-type="string" calcext:value-type="string">
            <text:p>https://codeforces.com/problemset/problem/1635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D. Blue – Red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problemset/problem/1607/D</text:p>
          </table:table-cell>
          <table:table-cell office:value-type="string" calcext:value-type="string">
            <text:p>Hint Y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Rumor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contest/893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Little Alawn’s Puzzle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contest/1534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Sets Un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882/problem/B</text:p>
          </table:table-cell>
          <table:table-cell office:value-type="string" calcext:value-type="string">
            <text:p>Hint yt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odeforces</text:p>
          </table:table-cell>
          <table:table-cell table:style-name="ce35" office:value-type="string" calcext:value-type="string">
            <text:p>C. Jatayu’s Balanced Bracket 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tack + Graph + DFS</text:p>
          </table:table-cell>
          <table:table-cell office:value-type="string" calcext:value-type="string">
            <text:p>https://codeforces.com/problemset/problem/1726/C</text:p>
          </table:table-cell>
          <table:table-cell office:value-type="string" calcext:value-type="string">
            <text:p>Hint y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Obtain two zer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260/problem/B</text:p>
          </table:table-cell>
          <table:table-cell office:value-type="string" calcext:value-type="string">
            <text:p>Hint yt***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Trouble Sor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365/B</text:p>
          </table:table-cell>
          <table:table-cell office:value-type="string" calcext:value-type="string">
            <text:p>Hint y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Trouble Sor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mplementation + Math</text:p>
          </table:table-cell>
          <table:table-cell office:value-type="string" calcext:value-type="string">
            <text:p>https://codeforces.com/problemset/problem/1863/C</text:p>
          </table:table-cell>
          <table:table-cell office:value-type="string" calcext:value-type="string">
            <text:p>Youtub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B. Subtraction Operation</text:p>
          </table:table-cell>
          <table:table-cell office:value-type="float" office:value="1100" calcext:value-type="float">
            <text:p>1100</text:p>
          </table:table-cell>
          <table:table-cell table:style-name="ce39" office:value-type="string" calcext:value-type="string">
            <text:p>Basic Observation</text:p>
          </table:table-cell>
          <table:table-cell office:value-type="string" calcext:value-type="string">
            <text:p>https://codeforces.com/problemset/problem/1656/B</text:p>
          </table:table-cell>
          <table:table-cell office:value-type="string" calcext:value-type="string">
            <text:p>Youtub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F. You Are So Beautifu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ttps://codeforces.com/problemset/problem/1883/F</text:p>
          </table:table-cell>
          <table:table-cell office:value-type="string" calcext:value-type="string">
            <text:p>Youtube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Codeforces</text:p>
          </table:table-cell>
          <table:table-cell table:style-name="ce36" office:value-type="string" calcext:value-type="string">
            <text:p>H1. Maximize the Largest Component (Easy Version)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ttps://codeforces.com/contest/1985/problem/H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Almost All multiple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Greedy + Number Theory</text:p>
          </table:table-cell>
          <table:table-cell office:value-type="string" calcext:value-type="string">
            <text:p>https://codeforces.com/problemset/problem/1758/C</text:p>
          </table:table-cell>
          <table:table-cell office:value-type="string" calcext:value-type="string">
            <text:p>Solution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table:style-name="ce37" office:value-type="string" calcext:value-type="string">
            <text:p>B. Most socially-distanced sub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problemset/problem/1364/B</text:p>
          </table:table-cell>
          <table:table-cell office:value-type="string" calcext:value-type="string">
            <text:p>yt hin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Row GCD</text:p>
          </table:table-cell>
          <table:table-cell office:value-type="float" office:value="1600" calcext:value-type="float">
            <text:p>1600</text:p>
          </table:table-cell>
          <table:table-cell table:style-name="ce42" office:value-type="string" calcext:value-type="string">
            <text:p>Number Theory <text:s/>***</text:p>
          </table:table-cell>
          <table:table-cell office:value-type="string" calcext:value-type="string">
            <text:p>https://codeforces.com/contest/1459/problem/C</text:p>
          </table:table-cell>
          <table:table-cell table:style-name="ce42" office:value-type="string" calcext:value-type="string">
            <text:p>Important properties of gcd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Roads in Berland</text:p>
          </table:table-cell>
          <table:table-cell office:value-type="float" office:value="1900" calcext:value-type="float">
            <text:p>1900</text:p>
          </table:table-cell>
          <table:table-cell table:style-name="ce43" office:value-type="string" calcext:value-type="string">
            <text:p>Floyed Warshal Algorithm</text:p>
          </table:table-cell>
          <table:table-cell office:value-type="string" calcext:value-type="string">
            <text:p>https://codeforces.com/problemset/problem/25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S Academy</text:p>
          </table:table-cell>
          <table:table-cell office:value-type="string" calcext:value-type="string">
            <text:p>Odd divisor</text:p>
          </table:table-cell>
          <table:table-cell/>
          <table:table-cell table:style-name="ce44" office:value-type="string" calcext:value-type="string">
            <text:p>New Technique</text:p>
          </table:table-cell>
          <table:table-cell office:value-type="string" calcext:value-type="string">
            <text:p>https://csacademy.com/contest/archive/task/odd_divisors/</text:p>
          </table:table-cell>
          <table:table-cell table:style-name="ce39" office:value-type="string" calcext:value-type="string">
            <text:p>return sq((n + 1) / 2) + cnt(n / 2); <text:s text:c="5"/>//sq(n) = n * n;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Equal Su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988/C</text:p>
          </table:table-cell>
          <table:table-cell office:value-type="string" calcext:value-type="string">
            <text:p>***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table:style-name="ce38" office:value-type="string" calcext:value-type="string">
            <text:p>Sum of difference of all pair ***</text:p>
          </table:table-cell>
          <table:table-cell/>
          <table:table-cell table:style-name="ce45" office:value-type="string" calcext:value-type="string">
            <text:p>New Technique</text:p>
          </table:table-cell>
          <table:table-cell/>
          <table:table-cell table:style-name="ce47" office:value-type="string" calcext:value-type="string">
            <text:p><text:s text:c="2"/>int total = 0, sum = 0; <text:s text:c="72"/>for(int i = 0; i &lt; n; i++){ total += v[i] * i - sum; sum += v[i]; } <text:s text:c="5"/>cout &lt;&lt; total &lt;&lt; endl;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Sweet eat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https://codeforces.com/problemset/problem/1253/C</text:p>
          </table:table-cell>
          <table:table-cell table:style-name="ce48"/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Sequence Pair Weigh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https://codeforces.com/problemset/problem/1527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office:value-type="string" calcext:value-type="string">
            <text:p>C. Strange Fun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umber Theory </text:p>
          </table:table-cell>
          <table:table-cell office:value-type="string" calcext:value-type="string">
            <text:p>https://codeforces.com/contest/1542/problem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table:style-name="ce37" office:value-type="string" calcext:value-type="string">
            <text:p>D. Deleting Divisor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Games + Number Theory</text:p>
          </table:table-cell>
          <table:table-cell office:value-type="string" calcext:value-type="string">
            <text:p>https://codeforces.com/problemset/problem/1537/D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table:style-name="ce36" office:value-type="string" calcext:value-type="string">
            <text:p>D. Deleting Divisor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ttps://codeforces.com/contest/1974/problem/E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Codeforces</text:p>
          </table:table-cell>
          <table:table-cell table:style-name="ce36" office:value-type="string" calcext:value-type="string">
            <text:p>C. Kuroni and Impossible Calcula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PigeonHole Principle</text:p>
          </table:table-cell>
          <table:table-cell office:value-type="string" calcext:value-type="string">
            <text:p>https://codeforces.com/problemset/problem/1305/C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odeforces</text:p>
          </table:table-cell>
          <table:table-cell table:number-columns-repeated="2"/>
          <table:table-cell office:value-type="string" calcext:value-type="string">
            <text:p>Binary Search + Graph(dfs)</text:p>
          </table:table-cell>
          <table:table-cell office:value-type="string" calcext:value-type="string">
            <text:p>https://codeforces.com/problemset/problem/1777/E</text:p>
          </table:table-cell>
          <table:table-cell table:style-name="ce43" office:value-type="string" calcext:value-type="string">
            <text:p>Graph reachability from at least one node</text:p>
          </table:table-cell>
          <table:table-cell table:number-columns-repeated="16377"/>
        </table:table-row>
        <table:table-row table:style-name="ro1" table:number-rows-repeated="104848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06:33:12.303362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8:50:46.227037795</meta:creation-date>
    <dc:date>2025-07-15T06:34:20.456558489</dc:date>
    <meta:editing-duration>PT7H51M32S</meta:editing-duration>
    <meta:editing-cycles>121</meta:editing-cycles>
    <meta:generator>LibreOffice/24.2.7.2$Linux_X86_64 LibreOffice_project/420$Build-2</meta:generator>
    <meta:document-statistic meta:table-count="1" meta:cell-count="440" meta:object-count="0"/>
  </office:meta>
</office:document-meta>
</file>